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9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RN</text:p>
          </table:table-cell>
          <table:table-cell office:value-type="string">
            <text:p>Model</text:p>
          </table:table-cell>
          <table:table-cell office:value-type="string">
            <text:p>Colour</text:p>
          </table:table-cell>
        </table:table-row>
        <table:table-row table:style-name="ro1">
          <table:table-cell office:value-type="string">
            <text:p>AB 12</text:p>
          </table:table-cell>
          <table:table-cell office:value-type="string">
            <text:p>MERCEDES-BENZ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string">
            <text:p>BB 34</text:p>
          </table:table-cell>
          <table:table-cell office:value-type="string">
            <text:p>BMW</text:p>
          </table:table-cell>
          <table:table-cell office:value-type="string">
            <text:p>BLAC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12/03/2018</text:date>, <text:time>20:4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" meta:object-count="0"/>
    <meta:generator>OpenOffice/4.1.3$Win32 OpenOffice.org_project/413m1$Build-9783</meta:generator>
  </office:meta>
</office:document-meta>
</file>